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 style:list-style-name="">
      <style:paragraph-properties style:text-autospace="none"/>
    </style:style>
    <style:style style:name="P3" style:family="paragraph" style:parent-style-name="Standard" style:list-style-name="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a31515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1) open method for test parameter.</text:p>
      <text:p text:style-name="P1"><text:span text:style-name="T3">&lt;/</text:span><text:span text:style-name="T4">system.web</text:span><text:span text:style-name="T3">&gt;</text:span></text:p>
      <text:p text:style-name="P3"><text:tab/> &lt;webServices&gt;</text:p>
      <text:p text:style-name="P3"><text:s text:c="6"/>&lt;protocols&gt;</text:p>
      <text:p text:style-name="P3"><text:s text:c="8"/>&lt;add name="HttpGet"/&gt;</text:p>
      <text:p text:style-name="P3"><text:s text:c="8"/>&lt;add name="HttpPost"/&gt;</text:p>
      <text:p text:style-name="P3"><text:s text:c="6"/>&lt;/protocols&gt; </text:p>
      <text:p text:style-name="P2"><text:span text:style-name="T2"><text:s text:c="4"/>&lt;/webServices&gt;</text:span><text:span text:style-name="T1"> </text:span></text:p>
      <text:p text:style-name="P2"><text:span text:style-name="T3"><text:s text:c="2"/>&lt;/</text:span><text:span text:style-name="T4">system.web</text:span><text:span text:style-name="T3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4S</meta:editing-duration>
    <meta:editing-cycles>3</meta:editing-cycles>
    <meta:generator>OpenOffice/4.1.0$Win32 OpenOffice.org_project/410m18$Build-9764</meta:generator>
    <dc:date>2016-02-18T09:10:47.71</dc:date>
    <meta:document-statistic meta:table-count="0" meta:image-count="0" meta:object-count="0" meta:page-count="1" meta:paragraph-count="9" meta:word-count="16" meta:character-count="191"/>
    <meta:user-defined meta:name="Info 1"/>
    <meta:user-defined meta:name="Info 2"/>
    <meta:user-defined meta:name="Info 3"/>
    <meta:user-defined meta:name="Info 4"/>
  </office:meta>
</office:document-meta>
</file>